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ookieTests.assertCookie( MockCookie cookie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ookieTests.parseInvali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ookieTests.parseInvali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CookieTests.parseHeaderWithAttributesCaseSensi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CookieTests.parseNull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ookieTests.parseHeaderWithou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CookieTests.parseHeaderWith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CookieTests.construc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CookieTests.parseHeaderWithInvalidExpiresAttribute( String expires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ookieTests.setSame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